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Standard">
      <style:text-properties style:font-name="Arial" fo:font-style="normal" fo:font-weight="normal" style:font-style-asian="normal" style:font-weight-asian="normal" style:font-style-complex="normal" style:font-weight-complex="normal"/>
    </style:style>
    <style:style style:name="P78" style:family="paragraph" style:parent-style-name="Heading_20_1">
      <style:text-properties fo:language="en" fo:country="US"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text-properties fo:language="en" fo:country="U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8</text:p>
          <text:p text:style-name="P38">3.22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9"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80"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1"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9376642"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9363441"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9"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9382863"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29369911"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9367738"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29360120"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1"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9361952" text:style-name="L7">
        <text:list-item>
          <text:p text:style-name="P41"><draw:rect text:anchor-type="paragraph" draw:z-index="0" draw:style-name="gr1" draw:text-style-name="P84"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9364082"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9406830" text:continue-list="list29369911"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9386462"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29356662"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9372744"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1"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9379183"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29417951" text:continue-list="list29406830" text:style-name="L4">
        <text:list-item>
          <text:p text:style-name="P43">SUSPENDED : item will spawn where it was placed in map and won't drop to the floor.</text:p>
        </text:list-item>
      </text:list>
      <text:h text:style-name="P81"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9380312"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29368321"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9386647"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29367572"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1"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9384595"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29366310"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item>
          <text:p text:style-name="P55">IGNORE_PLAYER : The bot ignores the player, even when attacked.</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text:soft-page-break/>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29373294"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29360899" text:style-name="L20">
        <text:list-item>
          <text:p text:style-name="P57">HALT_AI : Freezes all enemies in place while the cutscene is running.</text:p>
        </text:list-item>
      </text:list>
      <text:p text:style-name="P27"/>
      <text:h text:style-name="P81"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9367985"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29368403"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9360539" text:style-name="L23">
        <text:list-item>
          <text:p text:style-name="P70">targetname : activating trigger points to this.</text:p>
        </text:list-item>
        <text:list-item>
          <text:p text:style-name="P70">length : duration of the earthquake in seconds (2 - 32)</text:p>
        </text:list-item>
        <text:list-item>
          <text:p text:style-name="P70">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9376169"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29387389"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9388023"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9361895"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29358976" text:style-name="L28">
        <text:list-item>
          <text:p text:style-name="P61">GLOBAL : all players are affected instead of only the activator.</text:p>
        </text:list-item>
      </text:list>
      <text:h text:style-name="P8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408817" text:continue-list="list29376169"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29395465"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
      <text:h text:style-name="P81"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413143"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386263" text:continue-numbering="true" text:style-name="L24">
        <text:list-item>
          <text:p text:style-name="P62">target : this points to entities to modify when this entity is triggered.</text:p>
        </text:list-item>
        <text:list-item>
          <text:p text:style-name="P62">target2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9369124"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396682" text:continue-list="list29386263" text:style-name="L24">
        <text:list-item>
          <text:p text:style-name="P62">targetname : activating trigger points to this.</text:p>
        </text:list-item>
        <text:list-item>
          <text:p text:style-name="P62"><text:soft-page-break/>message : the objective text.</text:p>
        </text:list-item>
      </text:list>
      <text:p text:style-name="P13"/>
      <text:p text:style-name="P13">Spawnflags:</text:p>
      <text:list xml:id="list29403925"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406415"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357536"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29381353"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9415107" text:continue-list="list29406415"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text:soft-page-break/></text:p>
      <text:p text:style-name="P13">Keys:</text:p>
      <text:list xml:id="list29385396"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29386123"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400051" text:continue-list="list29385396" text:style-name="L24">
        <text:list-item>
          <text:p text:style-name="P62">targetname : activating entity points to this.</text:p>
        </text:list-item>
        <text:list-item>
          <text:p text:style-name="P62">skill : the skill level to apply. 1 is easiest, 5 is hardest (default = 2).</text:p>
        </text:list-item>
      </text:list>
      <text:h text:style-name="P81"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9357086"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29393329" text:continue-list="list29386123"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9387244" text:style-name="L34">
        <text:list-item>
          <text:p text:style-name="P66"><text:soft-page-break/>targetname : activating entity points to this.</text:p>
        </text:list-item>
        <text:list-item>
          <text:p text:style-name="P66">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29361438"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1"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417982" text:continue-list="list29400051"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29391547" text:continue-numbering="true" text:style-name="L24">
        <text:list-item>
          <text:p text:style-name="P68">TRIGGER_ONCE : The trigger will only fire once.</text:p>
        </text:list-item>
      </text:list>
      <text:p text:style-name="P14"/>
      <text:h text:style-name="P82"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9391128"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nohumans : the player scoring a frag does not trigger this entity.</text:p>
        </text:list-item>
        <text:list-item>
          <text:p text:style-name="P68">count : the number of frags that must be scored before this entity is triggered</text:p>
        </text:list-item>
      </text:list>
      <text:p text:style-name="P14"><text:soft-page-break/></text:p>
      <text:p text:style-name="P14">Spawnflags:</text:p>
      <text:list xml:id="list29393907"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1"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389432"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29415128"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text:soft-page-break/>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text:soft-page-break/>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3"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text:soft-page-break/>spawnflags can be used to determine who can receive damage from the shooter. If the NO_BOTS spawnflag is set, bots will not be hurt by the shooter. If the NO_HUMANS spawnflag is set, the player will not be hurt by the spawnflag.</text:p>
      <text:h text:style-name="P8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3"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text:soft-page-break/>HOLDABLES: Removes the medkit, personal teleporter and all keys.</text:p>
      <text:h text:style-name="P83"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30T09:25:48.70</dc:date>
    <meta:editing-duration>PT23H42M8S</meta:editing-duration>
    <meta:editing-cycles>343</meta:editing-cycles>
    <meta:generator>LibreOffice/3.3$Win32 LibreOffice_project/330m19$Build-202</meta:generator>
    <meta:document-statistic meta:table-count="0" meta:image-count="14" meta:object-count="0" meta:page-count="36" meta:paragraph-count="681" meta:word-count="14888" meta:character-count="85880"/>
  </office:meta>
</office:document-meta>
</file>